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31942675" calcext:value-type="float">
            <text:p>2.31943</text:p>
          </table:table-cell>
          <table:table-cell office:value-type="float" office:value="2.48062466666667" calcext:value-type="float">
            <text:p>2.48062</text:p>
          </table:table-cell>
          <table:table-cell office:value-type="float" office:value="4.367798" calcext:value-type="float">
            <text:p>4.367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584605" calcext:value-type="float">
            <text:p>2.35846</text:p>
          </table:table-cell>
          <table:table-cell office:value-type="float" office:value="2.5325155" calcext:value-type="float">
            <text:p>2.53252</text:p>
          </table:table-cell>
          <table:table-cell office:value-type="float" office:value="4.817436" calcext:value-type="float">
            <text:p>4.8174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674283333333" calcext:value-type="float">
            <text:p>2.18674</text:p>
          </table:table-cell>
          <table:table-cell office:value-type="float" office:value="2.33517116666667" calcext:value-type="float">
            <text:p>2.33517</text:p>
          </table:table-cell>
          <table:table-cell office:value-type="float" office:value="3.646128" calcext:value-type="float">
            <text:p>3.6461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.22690466666667" calcext:value-type="float">
            <text:p>2.2269</text:p>
          </table:table-cell>
          <table:table-cell office:value-type="float" office:value="2.3351255" calcext:value-type="float">
            <text:p>2.33513</text:p>
          </table:table-cell>
          <table:table-cell office:value-type="float" office:value="3.593021" calcext:value-type="float">
            <text:p>3.5930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23841316666667" calcext:value-type="float">
            <text:p>2.23841</text:p>
          </table:table-cell>
          <table:table-cell office:value-type="float" office:value="2.31986066666667" calcext:value-type="float">
            <text:p>2.31986</text:p>
          </table:table-cell>
          <table:table-cell office:value-type="float" office:value="3.376024" calcext:value-type="float">
            <text:p>3.3760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18433" calcext:value-type="float">
            <text:p>2.31843</text:p>
          </table:table-cell>
          <table:table-cell office:value-type="float" office:value="2.30409841666667" calcext:value-type="float">
            <text:p>2.3041</text:p>
          </table:table-cell>
          <table:table-cell office:value-type="float" office:value="3.984962" calcext:value-type="float">
            <text:p>3.9849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0125241666667" calcext:value-type="float">
            <text:p>2.20125</text:p>
          </table:table-cell>
          <table:table-cell office:value-type="float" office:value="2.31628033333333" calcext:value-type="float">
            <text:p>2.31628</text:p>
          </table:table-cell>
          <table:table-cell office:value-type="float" office:value="3.291591" calcext:value-type="float">
            <text:p>3.2915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458658333333" calcext:value-type="float">
            <text:p>2.23459</text:p>
          </table:table-cell>
          <table:table-cell office:value-type="float" office:value="2.30209325" calcext:value-type="float">
            <text:p>2.30209</text:p>
          </table:table-cell>
          <table:table-cell office:value-type="float" office:value="4.059409" calcext:value-type="float">
            <text:p>4.0594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026725" calcext:value-type="float">
            <text:p>2.22027</text:p>
          </table:table-cell>
          <table:table-cell office:value-type="float" office:value="2.29984975" calcext:value-type="float">
            <text:p>2.29985</text:p>
          </table:table-cell>
          <table:table-cell office:value-type="float" office:value="3.36297" calcext:value-type="float">
            <text:p>3.3629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119791666667" calcext:value-type="float">
            <text:p>2.2912</text:p>
          </table:table-cell>
          <table:table-cell office:value-type="float" office:value="2.38008416666667" calcext:value-type="float">
            <text:p>2.38008</text:p>
          </table:table-cell>
          <table:table-cell office:value-type="float" office:value="4.251058" calcext:value-type="float">
            <text:p>4.2510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6838" calcext:value-type="float">
            <text:p>2.21684</text:p>
          </table:table-cell>
          <table:table-cell office:value-type="float" office:value="2.28978591666667" calcext:value-type="float">
            <text:p>2.28979</text:p>
          </table:table-cell>
          <table:table-cell office:value-type="float" office:value="3.083135" calcext:value-type="float">
            <text:p>3.0831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758158333333" calcext:value-type="float">
            <text:p>2.22758</text:p>
          </table:table-cell>
          <table:table-cell office:value-type="float" office:value="2.2883195" calcext:value-type="float">
            <text:p>2.28832</text:p>
          </table:table-cell>
          <table:table-cell office:value-type="float" office:value="3.344968" calcext:value-type="float">
            <text:p>3.3449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77086" calcext:value-type="float">
            <text:p>2.27709</text:p>
          </table:table-cell>
          <table:table-cell office:value-type="float" office:value="2.37708725" calcext:value-type="float">
            <text:p>2.37709</text:p>
          </table:table-cell>
          <table:table-cell office:value-type="float" office:value="3.905829" calcext:value-type="float">
            <text:p>3.9058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766683333333" calcext:value-type="float">
            <text:p>2.26767</text:p>
          </table:table-cell>
          <table:table-cell office:value-type="float" office:value="2.32818016666667" calcext:value-type="float">
            <text:p>2.32818</text:p>
          </table:table-cell>
          <table:table-cell office:value-type="float" office:value="3.535122" calcext:value-type="float">
            <text:p>3.5351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9896" calcext:value-type="float">
            <text:p>2.2299</text:p>
          </table:table-cell>
          <table:table-cell office:value-type="float" office:value="2.26007225" calcext:value-type="float">
            <text:p>2.26007</text:p>
          </table:table-cell>
          <table:table-cell office:value-type="float" office:value="3.11472" calcext:value-type="float">
            <text:p>3.1147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771133333333" calcext:value-type="float">
            <text:p>2.19771</text:p>
          </table:table-cell>
          <table:table-cell office:value-type="float" office:value="2.25621758333333" calcext:value-type="float">
            <text:p>2.25622</text:p>
          </table:table-cell>
          <table:table-cell office:value-type="float" office:value="3.552632" calcext:value-type="float">
            <text:p>3.5526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25465041666667" calcext:value-type="float">
            <text:p>2.25465</text:p>
          </table:table-cell>
          <table:table-cell office:value-type="float" office:value="2.30748083333333" calcext:value-type="float">
            <text:p>2.30748</text:p>
          </table:table-cell>
          <table:table-cell office:value-type="float" office:value="3.248358" calcext:value-type="float">
            <text:p>3.2483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270275" calcext:value-type="float">
            <text:p>2.2527</text:p>
          </table:table-cell>
          <table:table-cell office:value-type="float" office:value="2.34762816666667" calcext:value-type="float">
            <text:p>2.34763</text:p>
          </table:table-cell>
          <table:table-cell office:value-type="float" office:value="3.91058" calcext:value-type="float">
            <text:p>3.9105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4958733333333" calcext:value-type="float">
            <text:p>2.24959</text:p>
          </table:table-cell>
          <table:table-cell office:value-type="float" office:value="2.31839566666667" calcext:value-type="float">
            <text:p>2.3184</text:p>
          </table:table-cell>
          <table:table-cell office:value-type="float" office:value="3.560562" calcext:value-type="float">
            <text:p>3.5605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24882583333333" calcext:value-type="float">
            <text:p>2.24883</text:p>
          </table:table-cell>
          <table:table-cell office:value-type="float" office:value="2.34265208333333" calcext:value-type="float">
            <text:p>2.34265</text:p>
          </table:table-cell>
          <table:table-cell office:value-type="float" office:value="4.256774" calcext:value-type="float">
            <text:p>4.2567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43001" calcext:value-type="float">
            <text:p>2.243</text:p>
          </table:table-cell>
          <table:table-cell office:value-type="float" office:value="2.36334016666667" calcext:value-type="float">
            <text:p>2.36334</text:p>
          </table:table-cell>
          <table:table-cell office:value-type="float" office:value="3.757154" calcext:value-type="float">
            <text:p>3.7571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581625" calcext:value-type="float">
            <text:p>2.23582</text:p>
          </table:table-cell>
          <table:table-cell office:value-type="float" office:value="2.29216541666667" calcext:value-type="float">
            <text:p>2.29217</text:p>
          </table:table-cell>
          <table:table-cell office:value-type="float" office:value="3.730919" calcext:value-type="float">
            <text:p>3.7309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6221525" calcext:value-type="float">
            <text:p>2.16222</text:p>
          </table:table-cell>
          <table:table-cell office:value-type="float" office:value="2.23433691666667" calcext:value-type="float">
            <text:p>2.23434</text:p>
          </table:table-cell>
          <table:table-cell office:value-type="float" office:value="3.214994" calcext:value-type="float">
            <text:p>3.2149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262683333333" calcext:value-type="float">
            <text:p>2.23263</text:p>
          </table:table-cell>
          <table:table-cell office:value-type="float" office:value="2.26763808333333" calcext:value-type="float">
            <text:p>2.26764</text:p>
          </table:table-cell>
          <table:table-cell office:value-type="float" office:value="3.755294" calcext:value-type="float">
            <text:p>3.7552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1498" calcext:value-type="float">
            <text:p>2.2315</text:p>
          </table:table-cell>
          <table:table-cell office:value-type="float" office:value="2.3593405" calcext:value-type="float">
            <text:p>2.35934</text:p>
          </table:table-cell>
          <table:table-cell office:value-type="float" office:value="3.395019" calcext:value-type="float">
            <text:p>3.3950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3145133333333" calcext:value-type="float">
            <text:p>2.23145</text:p>
          </table:table-cell>
          <table:table-cell office:value-type="float" office:value="2.23505091666667" calcext:value-type="float">
            <text:p>2.23505</text:p>
          </table:table-cell>
          <table:table-cell office:value-type="float" office:value="3.224961" calcext:value-type="float">
            <text:p>3.2249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106766666667" calcext:value-type="float">
            <text:p>2.23107</text:p>
          </table:table-cell>
          <table:table-cell office:value-type="float" office:value="2.30584391666667" calcext:value-type="float">
            <text:p>2.30584</text:p>
          </table:table-cell>
          <table:table-cell office:value-type="float" office:value="3.7012" calcext:value-type="float">
            <text:p>3.701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940716666667" calcext:value-type="float">
            <text:p>2.22941</text:p>
          </table:table-cell>
          <table:table-cell office:value-type="float" office:value="2.38668675" calcext:value-type="float">
            <text:p>2.38669</text:p>
          </table:table-cell>
          <table:table-cell office:value-type="float" office:value="4.283171" calcext:value-type="float">
            <text:p>4.2831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2634066666667" calcext:value-type="float">
            <text:p>2.22634</text:p>
          </table:table-cell>
          <table:table-cell office:value-type="float" office:value="2.33216566666667" calcext:value-type="float">
            <text:p>2.33217</text:p>
          </table:table-cell>
          <table:table-cell office:value-type="float" office:value="3.251746" calcext:value-type="float">
            <text:p>3.2517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416875" calcext:value-type="float">
            <text:p>2.22417</text:p>
          </table:table-cell>
          <table:table-cell office:value-type="float" office:value="2.30982416666667" calcext:value-type="float">
            <text:p>2.30982</text:p>
          </table:table-cell>
          <table:table-cell office:value-type="float" office:value="3.472844" calcext:value-type="float">
            <text:p>3.4728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40475" calcext:value-type="float">
            <text:p>2.22405</text:p>
          </table:table-cell>
          <table:table-cell office:value-type="float" office:value="2.28969291666667" calcext:value-type="float">
            <text:p>2.28969</text:p>
          </table:table-cell>
          <table:table-cell office:value-type="float" office:value="3.363539" calcext:value-type="float">
            <text:p>3.3635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2353366666667" calcext:value-type="float">
            <text:p>2.22353</text:p>
          </table:table-cell>
          <table:table-cell office:value-type="float" office:value="2.14489783333333" calcext:value-type="float">
            <text:p>2.1449</text:p>
          </table:table-cell>
          <table:table-cell office:value-type="float" office:value="2.989395" calcext:value-type="float">
            <text:p>2.989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405205" calcext:value-type="float">
            <text:p>2.24052</text:p>
          </table:table-cell>
          <table:table-cell office:value-type="float" office:value="2.221123" calcext:value-type="float">
            <text:p>2.22112</text:p>
          </table:table-cell>
          <table:table-cell office:value-type="float" office:value="2.928126" calcext:value-type="float">
            <text:p>2.9281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1901941666667" calcext:value-type="float">
            <text:p>2.21902</text:p>
          </table:table-cell>
          <table:table-cell office:value-type="float" office:value="2.24363358333333" calcext:value-type="float">
            <text:p>2.24363</text:p>
          </table:table-cell>
          <table:table-cell office:value-type="float" office:value="3.165885" calcext:value-type="float">
            <text:p>3.1658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1759033333333" calcext:value-type="float">
            <text:p>2.21759</text:p>
          </table:table-cell>
          <table:table-cell office:value-type="float" office:value="2.42387033333333" calcext:value-type="float">
            <text:p>2.42387</text:p>
          </table:table-cell>
          <table:table-cell office:value-type="float" office:value="3.926621" calcext:value-type="float">
            <text:p>3.9266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1670841666667" calcext:value-type="float">
            <text:p>2.21671</text:p>
          </table:table-cell>
          <table:table-cell office:value-type="float" office:value="2.4484955" calcext:value-type="float">
            <text:p>2.4485</text:p>
          </table:table-cell>
          <table:table-cell office:value-type="float" office:value="4.203299" calcext:value-type="float">
            <text:p>4.203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1600766666667" calcext:value-type="float">
            <text:p>2.21601</text:p>
          </table:table-cell>
          <table:table-cell office:value-type="float" office:value="2.27976516666667" calcext:value-type="float">
            <text:p>2.27977</text:p>
          </table:table-cell>
          <table:table-cell office:value-type="float" office:value="3.189211" calcext:value-type="float">
            <text:p>3.1892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176083333333" calcext:value-type="float">
            <text:p>2.21176</text:p>
          </table:table-cell>
          <table:table-cell office:value-type="float" office:value="2.19706208333333" calcext:value-type="float">
            <text:p>2.19706</text:p>
          </table:table-cell>
          <table:table-cell office:value-type="float" office:value="2.908139" calcext:value-type="float">
            <text:p>2.9081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097608333333" calcext:value-type="float">
            <text:p>2.21098</text:p>
          </table:table-cell>
          <table:table-cell office:value-type="float" office:value="2.30007483333333" calcext:value-type="float">
            <text:p>2.30007</text:p>
          </table:table-cell>
          <table:table-cell office:value-type="float" office:value="3.466331" calcext:value-type="float">
            <text:p>3.4663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100685" calcext:value-type="float">
            <text:p>2.21007</text:p>
          </table:table-cell>
          <table:table-cell office:value-type="float" office:value="2.27587725" calcext:value-type="float">
            <text:p>2.27588</text:p>
          </table:table-cell>
          <table:table-cell office:value-type="float" office:value="3.147774" calcext:value-type="float">
            <text:p>3.1477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7759" calcext:value-type="float">
            <text:p>2.20776</text:p>
          </table:table-cell>
          <table:table-cell office:value-type="float" office:value="2.2519115" calcext:value-type="float">
            <text:p>2.25191</text:p>
          </table:table-cell>
          <table:table-cell office:value-type="float" office:value="3.357819" calcext:value-type="float">
            <text:p>3.3578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9347883333333" calcext:value-type="float">
            <text:p>2.19348</text:p>
          </table:table-cell>
          <table:table-cell office:value-type="float" office:value="2.196623" calcext:value-type="float">
            <text:p>2.19662</text:p>
          </table:table-cell>
          <table:table-cell office:value-type="float" office:value="2.818801" calcext:value-type="float">
            <text:p>2.818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077175" calcext:value-type="float">
            <text:p>2.19077</text:p>
          </table:table-cell>
          <table:table-cell office:value-type="float" office:value="2.29045508333333" calcext:value-type="float">
            <text:p>2.29046</text:p>
          </table:table-cell>
          <table:table-cell office:value-type="float" office:value="3.518041" calcext:value-type="float">
            <text:p>3.5180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881283333333" calcext:value-type="float">
            <text:p>2.18881</text:p>
          </table:table-cell>
          <table:table-cell office:value-type="float" office:value="2.20900991666667" calcext:value-type="float">
            <text:p>2.20901</text:p>
          </table:table-cell>
          <table:table-cell office:value-type="float" office:value="3.191055" calcext:value-type="float">
            <text:p>3.1910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830891666667" calcext:value-type="float">
            <text:p>2.18831</text:p>
          </table:table-cell>
          <table:table-cell office:value-type="float" office:value="2.37071475" calcext:value-type="float">
            <text:p>2.37071</text:p>
          </table:table-cell>
          <table:table-cell office:value-type="float" office:value="3.647003" calcext:value-type="float">
            <text:p>3.64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7562183333333" calcext:value-type="float">
            <text:p>2.17562</text:p>
          </table:table-cell>
          <table:table-cell office:value-type="float" office:value="2.18690308333333" calcext:value-type="float">
            <text:p>2.1869</text:p>
          </table:table-cell>
          <table:table-cell office:value-type="float" office:value="3.367073" calcext:value-type="float">
            <text:p>3.3670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8455958333333" calcext:value-type="float">
            <text:p>2.18456</text:p>
          </table:table-cell>
          <table:table-cell office:value-type="float" office:value="2.29092708333333" calcext:value-type="float">
            <text:p>2.29093</text:p>
          </table:table-cell>
          <table:table-cell office:value-type="float" office:value="3.507536" calcext:value-type="float">
            <text:p>3.5075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8397775" calcext:value-type="float">
            <text:p>2.18398</text:p>
          </table:table-cell>
          <table:table-cell office:value-type="float" office:value="2.2820465" calcext:value-type="float">
            <text:p>2.28205</text:p>
          </table:table-cell>
          <table:table-cell office:value-type="float" office:value="3.565869" calcext:value-type="float">
            <text:p>3.5658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382183333333" calcext:value-type="float">
            <text:p>2.18382</text:p>
          </table:table-cell>
          <table:table-cell office:value-type="float" office:value="2.28980725" calcext:value-type="float">
            <text:p>2.28981</text:p>
          </table:table-cell>
          <table:table-cell office:value-type="float" office:value="3.126397" calcext:value-type="float">
            <text:p>3.126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347266666667" calcext:value-type="float">
            <text:p>2.18347</text:p>
          </table:table-cell>
          <table:table-cell office:value-type="float" office:value="2.31638683333333" calcext:value-type="float">
            <text:p>2.31639</text:p>
          </table:table-cell>
          <table:table-cell office:value-type="float" office:value="3.629301" calcext:value-type="float">
            <text:p>3.629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8185525" calcext:value-type="float">
            <text:p>2.18186</text:p>
          </table:table-cell>
          <table:table-cell office:value-type="float" office:value="2.23650025" calcext:value-type="float">
            <text:p>2.2365</text:p>
          </table:table-cell>
          <table:table-cell office:value-type="float" office:value="3.376593" calcext:value-type="float">
            <text:p>3.3765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16915683333333" calcext:value-type="float">
            <text:p>2.16916</text:p>
          </table:table-cell>
          <table:table-cell office:value-type="float" office:value="2.34761433333333" calcext:value-type="float">
            <text:p>2.34761</text:p>
          </table:table-cell>
          <table:table-cell office:value-type="float" office:value="3.108449" calcext:value-type="float">
            <text:p>3.1084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67703" calcext:value-type="float">
            <text:p>2.1677</text:p>
          </table:table-cell>
          <table:table-cell office:value-type="float" office:value="2.25407925" calcext:value-type="float">
            <text:p>2.25408</text:p>
          </table:table-cell>
          <table:table-cell office:value-type="float" office:value="3.126123" calcext:value-type="float">
            <text:p>3.1261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6600575" calcext:value-type="float">
            <text:p>2.16601</text:p>
          </table:table-cell>
          <table:table-cell office:value-type="float" office:value="2.17146158333333" calcext:value-type="float">
            <text:p>2.17146</text:p>
          </table:table-cell>
          <table:table-cell office:value-type="float" office:value="2.793319" calcext:value-type="float">
            <text:p>2.7933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6208058333333" calcext:value-type="float">
            <text:p>2.16208</text:p>
          </table:table-cell>
          <table:table-cell office:value-type="float" office:value="2.30188766666667" calcext:value-type="float">
            <text:p>2.30189</text:p>
          </table:table-cell>
          <table:table-cell office:value-type="float" office:value="3.164022" calcext:value-type="float">
            <text:p>3.1640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6082016666667" calcext:value-type="float">
            <text:p>2.16082</text:p>
          </table:table-cell>
          <table:table-cell office:value-type="float" office:value="2.24454391666667" calcext:value-type="float">
            <text:p>2.24454</text:p>
          </table:table-cell>
          <table:table-cell office:value-type="float" office:value="2.710753" calcext:value-type="float">
            <text:p>2.7107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5964775" calcext:value-type="float">
            <text:p>2.15965</text:p>
          </table:table-cell>
          <table:table-cell office:value-type="float" office:value="2.33461858333333" calcext:value-type="float">
            <text:p>2.33462</text:p>
          </table:table-cell>
          <table:table-cell office:value-type="float" office:value="3.209557" calcext:value-type="float">
            <text:p>3.2095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15729383333333" calcext:value-type="float">
            <text:p>2.15729</text:p>
          </table:table-cell>
          <table:table-cell office:value-type="float" office:value="2.16331133333333" calcext:value-type="float">
            <text:p>2.16331</text:p>
          </table:table-cell>
          <table:table-cell office:value-type="float" office:value="3.092684" calcext:value-type="float">
            <text:p>3.0926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2969241666667" calcext:value-type="float">
            <text:p>2.22969</text:p>
          </table:table-cell>
          <table:table-cell office:value-type="float" office:value="2.15688325" calcext:value-type="float">
            <text:p>2.15688</text:p>
          </table:table-cell>
          <table:table-cell office:value-type="float" office:value="3.111671" calcext:value-type="float">
            <text:p>3.1116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3471866666667" calcext:value-type="float">
            <text:p>2.13472</text:p>
          </table:table-cell>
          <table:table-cell office:value-type="float" office:value="2.29429283333333" calcext:value-type="float">
            <text:p>2.29429</text:p>
          </table:table-cell>
          <table:table-cell office:value-type="float" office:value="2.684571" calcext:value-type="float">
            <text:p>2.6845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([.A1:.A5])" office:value-type="float" office:value="0" calcext:value-type="float">
            <text:p>0</text:p>
          </table:table-cell>
          <table:table-cell table:formula="of:=SUM([.B1:.B5])" office:value-type="float" office:value="2" calcext:value-type="float">
            <text:p>2</text:p>
          </table:table-cell>
          <table:table-cell table:formula="of:=SUM([.C1:.C5])" office:value-type="float" office:value="4" calcext:value-type="float">
            <text:p>4</text:p>
          </table:table-cell>
          <table:table-cell table:formula="of:=SUM([.D1:.D5])" office:value-type="float" office:value="2" calcext:value-type="float">
            <text:p>2</text:p>
          </table:table-cell>
          <table:table-cell table:formula="of:=SUM([.E1:.E5])" office:value-type="float" office:value="3" calcext:value-type="float">
            <text:p>3</text:p>
          </table:table-cell>
          <table:table-cell table:formula="of:=SUM([.F1:.F5])" office:value-type="float" office:value="0" calcext:value-type="float">
            <text:p>0</text:p>
          </table:table-cell>
          <table:table-cell table:formula="of:=SUM([.G1:.G5])" office:value-type="float" office:value="2" calcext:value-type="float">
            <text:p>2</text:p>
          </table:table-cell>
          <table:table-cell table:formula="of:=SUM([.H1:.H5])" office:value-type="float" office:value="3" calcext:value-type="float">
            <text:p>3</text:p>
          </table:table-cell>
          <table:table-cell table:formula="of:=SUM([.I1:.I5])" office:value-type="float" office:value="2" calcext:value-type="float">
            <text:p>2</text:p>
          </table:table-cell>
          <table:table-cell table:formula="of:=SUM([.J1:.J5])" office:value-type="float" office:value="4" calcext:value-type="float">
            <text:p>4</text:p>
          </table:table-cell>
          <table:table-cell table:formula="of:=SUM([.K1:.K5])" office:value-type="float" office:value="1" calcext:value-type="float">
            <text:p>1</text:p>
          </table:table-cell>
          <table:table-cell table:formula="of:=SUM([.L1:.L5])" office:value-type="float" office:value="1" calcext:value-type="float">
            <text:p>1</text:p>
          </table:table-cell>
          <table:table-cell table:formula="of:=SUM([.M1:.M5])" office:value-type="float" office:value="1" calcext:value-type="float">
            <text:p>1</text:p>
          </table:table-cell>
          <table:table-cell table:formula="of:=SUM([.N1:.N5])" office:value-type="float" office:value="3" calcext:value-type="float">
            <text:p>3</text:p>
          </table:table-cell>
          <table:table-cell table:formula="of:=SUM([.O1:.O5])" office:value-type="float" office:value="0" calcext:value-type="float">
            <text:p>0</text:p>
          </table:table-cell>
          <table:table-cell table:formula="of:=SUM([.P1:.P5])" office:value-type="float" office:value="5" calcext:value-type="float">
            <text:p>5</text:p>
          </table:table-cell>
          <table:table-cell table:formula="of:=SUM([.Q1:.Q5])" office:value-type="float" office:value="4" calcext:value-type="float">
            <text:p>4</text:p>
          </table:table-cell>
          <table:table-cell table:formula="of:=SUM([.R1:.R5])" office:value-type="float" office:value="2" calcext:value-type="float">
            <text:p>2</text:p>
          </table:table-cell>
          <table:table-cell table:formula="of:=SUM([.S1:.S5])" office:value-type="float" office:value="0" calcext:value-type="float">
            <text:p>0</text:p>
          </table:table-cell>
          <table:table-cell table:formula="of:=SUM([.T1:.T5])" office:value-type="float" office:value="3" calcext:value-type="float">
            <text:p>3</text:p>
          </table:table-cell>
          <table:table-cell table:formula="of:=SUM([.U1:.U5])" office:value-type="float" office:value="5" calcext:value-type="float">
            <text:p>5</text:p>
          </table:table-cell>
          <table:table-cell table:formula="of:=SUM([.V1:.V5])" office:value-type="float" office:value="3" calcext:value-type="float">
            <text:p>3</text:p>
          </table:table-cell>
          <table:table-cell table:formula="of:=SUM([.W1:.W5])" office:value-type="float" office:value="3" calcext:value-type="float">
            <text:p>3</text:p>
          </table:table-cell>
          <table:table-cell table:formula="of:=SUM([.X1:.X5])" office:value-type="float" office:value="1" calcext:value-type="float">
            <text:p>1</text:p>
          </table:table-cell>
          <table:table-cell table:formula="of:=SUM([.Y1:.Y5])" office:value-type="float" office:value="2" calcext:value-type="float">
            <text:p>2</text:p>
          </table:table-cell>
          <table:table-cell table:formula="of:=SUM([.Z1:.Z5])" office:value-type="float" office:value="5" calcext:value-type="float">
            <text:p>5</text:p>
          </table:table-cell>
          <table:table-cell table:formula="of:=SUM([.AA1:.AA5])" office:value-type="float" office:value="4" calcext:value-type="float">
            <text:p>4</text:p>
          </table:table-cell>
          <table:table-cell table:formula="of:=SUM([.AB1:.AB5])" office:value-type="float" office:value="2" calcext:value-type="float">
            <text:p>2</text:p>
          </table:table-cell>
          <table:table-cell table:formula="of:=SUM([.AC1:.AC5])" office:value-type="float" office:value="2" calcext:value-type="float">
            <text:p>2</text:p>
          </table:table-cell>
          <table:table-cell table:formula="of:=SUM([.AD1:.AD5])" office:value-type="float" office:value="5" calcext:value-type="float">
            <text:p>5</text:p>
          </table:table-cell>
          <table:table-cell table:formula="of:=SUM([.AE1:.AE5])" office:value-type="float" office:value="2" calcext:value-type="float">
            <text:p>2</text:p>
          </table:table-cell>
          <table:table-cell table:formula="of:=SUM([.AF1:.AF5])" office:value-type="float" office:value="3" calcext:value-type="float">
            <text:p>3</text:p>
          </table:table-cell>
          <table:table-cell table:formula="of:=SUM([.AG1:.AG5])" office:value-type="float" office:value="1" calcext:value-type="float">
            <text:p>1</text:p>
          </table:table-cell>
          <table:table-cell table:formula="of:=SUM([.AH1:.AH5])" office:value-type="float" office:value="1" calcext:value-type="float">
            <text:p>1</text:p>
          </table:table-cell>
          <table:table-cell table:formula="of:=SUM([.AI1:.AI5])" office:value-type="float" office:value="1" calcext:value-type="float">
            <text:p>1</text:p>
          </table:table-cell>
          <table:table-cell table:formula="of:=SUM([.AJ1:.AJ5])" office:value-type="float" office:value="2" calcext:value-type="float">
            <text:p>2</text:p>
          </table:table-cell>
          <table:table-cell table:formula="of:=SUM([.AK1:.AK5])" office:value-type="float" office:value="4" calcext:value-type="float">
            <text:p>4</text:p>
          </table:table-cell>
          <table:table-cell table:formula="of:=SUM([.AL1:.AL5])" office:value-type="float" office:value="1" calcext:value-type="float">
            <text:p>1</text:p>
          </table:table-cell>
          <table:table-cell table:formula="of:=SUM([.AM1:.AM5])" office:value-type="float" office:value="2" calcext:value-type="float">
            <text:p>2</text:p>
          </table:table-cell>
          <table:table-cell table:formula="of:=SUM([.AN1:.AN5])" office:value-type="float" office:value="5" calcext:value-type="float">
            <text:p>5</text:p>
          </table:table-cell>
          <table:table-cell table:formula="of:=SUM([.AO1:.AO5])" office:value-type="float" office:value="3" calcext:value-type="float">
            <text:p>3</text:p>
          </table:table-cell>
          <table:table-cell table:formula="of:=SUM([.AP1:.AP5])" office:value-type="float" office:value="3" calcext:value-type="float">
            <text:p>3</text:p>
          </table:table-cell>
          <table:table-cell table:formula="of:=SUM([.AQ1:.AQ5])" office:value-type="float" office:value="1" calcext:value-type="float">
            <text:p>1</text:p>
          </table:table-cell>
          <table:table-cell table:formula="of:=SUM([.AR1:.AR5])" office:value-type="float" office:value="2" calcext:value-type="float">
            <text:p>2</text:p>
          </table:table-cell>
          <table:table-cell table:formula="of:=SUM([.AS1:.AS5])" office:value-type="float" office:value="3" calcext:value-type="float">
            <text:p>3</text:p>
          </table:table-cell>
          <table:table-cell table:formula="of:=SUM([.AT1:.AT5])" office:value-type="float" office:value="1" calcext:value-type="float">
            <text:p>1</text:p>
          </table:table-cell>
          <table:table-cell table:formula="of:=SUM([.AU1:.AU5])" office:value-type="float" office:value="3" calcext:value-type="float">
            <text:p>3</text:p>
          </table:table-cell>
          <table:table-cell table:formula="of:=SUM([.AV1:.AV5])" office:value-type="float" office:value="0" calcext:value-type="float">
            <text:p>0</text:p>
          </table:table-cell>
          <table:table-cell table:formula="of:=SUM([.AW1:.AW5])" office:value-type="float" office:value="0" calcext:value-type="float">
            <text:p>0</text:p>
          </table:table-cell>
          <table:table-cell table:formula="of:=SUM([.AX1:.AX5])" office:value-type="float" office:value="2" calcext:value-type="float">
            <text:p>2</text:p>
          </table:table-cell>
          <table:table-cell table:formula="of:=SUM([.AY1:.AY5])" office:value-type="float" office:value="4" calcext:value-type="float">
            <text:p>4</text:p>
          </table:table-cell>
          <table:table-cell table:formula="of:=SUM([.AZ1:.AZ5])" office:value-type="float" office:value="3" calcext:value-type="float">
            <text:p>3</text:p>
          </table:table-cell>
          <table:table-cell table:formula="of:=SUM([.BA1:.BA5])" office:value-type="float" office:value="4" calcext:value-type="float">
            <text:p>4</text:p>
          </table:table-cell>
          <table:table-cell table:formula="of:=SUM([.BB1:.BB5])" office:value-type="float" office:value="2" calcext:value-type="float">
            <text:p>2</text:p>
          </table:table-cell>
          <table:table-cell table:formula="of:=SUM([.BC1:.BC5])" office:value-type="float" office:value="3" calcext:value-type="float">
            <text:p>3</text:p>
          </table:table-cell>
          <table:table-cell table:formula="of:=SUM([.BD1:.BD5])" office:value-type="float" office:value="1" calcext:value-type="float">
            <text:p>1</text:p>
          </table:table-cell>
          <table:table-cell table:formula="of:=SUM([.BE1:.BE5])" office:value-type="float" office:value="3" calcext:value-type="float">
            <text:p>3</text:p>
          </table:table-cell>
          <table:table-cell table:formula="of:=SUM([.BF1:.BF5])" office:value-type="float" office:value="1" calcext:value-type="float">
            <text:p>1</text:p>
          </table:table-cell>
          <table:table-cell table:formula="of:=SUM([.BG1:.BG5])" office:value-type="float" office:value="3" calcext:value-type="float">
            <text:p>3</text:p>
          </table:table-cell>
          <table:table-cell table:formula="of:=SUM([.BH1:.BH5])" office:value-type="float" office:value="3" calcext:value-type="float">
            <text:p>3</text:p>
          </table:table-cell>
          <table:table-cell table:formula="of:=SUM([.BI1:.BI5])" office:value-type="float" office:value="5" calcext:value-type="float">
            <text:p>5</text:p>
          </table:table-cell>
          <table:table-cell table:formula="of:=SUM([.BJ1:.BJ5])" office:value-type="float" office:value="3" calcext:value-type="float">
            <text:p>3</text:p>
          </table:table-cell>
          <table:table-cell table:formula="of:=SUM([.BK1:.BK5])" office:value-type="float" office:value="2" calcext:value-type="float">
            <text:p>2</text:p>
          </table:table-cell>
          <table:table-cell table:formula="of:=SUM([.BL1:.BL5])" office:value-type="float" office:value="3" calcext:value-type="float">
            <text:p>3</text:p>
          </table:table-cell>
          <table:table-cell table:formula="of:=SUM([.BM1:.BM5])" office:value-type="float" office:value="1" calcext:value-type="float">
            <text:p>1</text:p>
          </table:table-cell>
          <table:table-cell table:formula="of:=SUM([.BN1:.BN5])" office:value-type="float" office:value="2" calcext:value-type="float">
            <text:p>2</text:p>
          </table:table-cell>
          <table:table-cell table:formula="of:=SUM([.BO1:.BO5])" office:value-type="float" office:value="2" calcext:value-type="float">
            <text:p>2</text:p>
          </table:table-cell>
          <table:table-cell table:formula="of:=SUM([.BP1:.BP5])" office:value-type="float" office:value="3" calcext:value-type="float">
            <text:p>3</text:p>
          </table:table-cell>
          <table:table-cell table:formula="of:=SUM([.BQ1:.BQ5])" office:value-type="float" office:value="2" calcext:value-type="float">
            <text:p>2</text:p>
          </table:table-cell>
          <table:table-cell table:formula="of:=SUM([.BR1:.BR5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</table:table>
      <table:table table:name="Sheet1_2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4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766683333333" calcext:value-type="float">
            <text:p>2.26767</text:p>
          </table:table-cell>
          <table:table-cell office:value-type="float" office:value="2.32818016666667" calcext:value-type="float">
            <text:p>2.32818</text:p>
          </table:table-cell>
          <table:table-cell office:value-type="float" office:value="3.535122" calcext:value-type="float">
            <text:p>3.5351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S1:.BS15])" office:value-type="float" office:value="2.20601841111111" calcext:value-type="float">
            <text:p>2.20602</text:p>
          </table:table-cell>
          <table:table-cell table:formula="of:=AVERAGE([.BT1:.BT15])" office:value-type="float" office:value="2.29790071666667" calcext:value-type="float">
            <text:p>2.2979</text:p>
          </table:table-cell>
          <table:table-cell table:formula="of:=AVERAGE([.BU1:.BU15])" office:value-type="float" office:value="3.38540593333333" calcext:value-type="float">
            <text:p>3.385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24882583333333" calcext:value-type="float">
            <text:p>2.24883</text:p>
          </table:table-cell>
          <table:table-cell office:value-type="float" office:value="2.34265208333333" calcext:value-type="float">
            <text:p>2.34265</text:p>
          </table:table-cell>
          <table:table-cell office:value-type="float" office:value="4.256774" calcext:value-type="float">
            <text:p>4.2567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S1:.BS5])" office:value-type="float" office:value="2.23964156666666" calcext:value-type="float">
            <text:p>2.23964</text:p>
          </table:table-cell>
          <table:table-cell table:formula="of:=AVERAGE([.BT1:.BT5])" office:value-type="float" office:value="2.34433623333333" calcext:value-type="float">
            <text:p>2.34434</text:p>
          </table:table-cell>
          <table:table-cell table:formula="of:=AVERAGE([.BU1:.BU5])" office:value-type="float" office:value="3.773766" calcext:value-type="float">
            <text:p>3.7737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262683333333" calcext:value-type="float">
            <text:p>2.23263</text:p>
          </table:table-cell>
          <table:table-cell office:value-type="float" office:value="2.26763808333333" calcext:value-type="float">
            <text:p>2.26764</text:p>
          </table:table-cell>
          <table:table-cell office:value-type="float" office:value="3.755294" calcext:value-type="float">
            <text:p>3.7552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1498" calcext:value-type="float">
            <text:p>2.2315</text:p>
          </table:table-cell>
          <table:table-cell office:value-type="float" office:value="2.3593405" calcext:value-type="float">
            <text:p>2.35934</text:p>
          </table:table-cell>
          <table:table-cell office:value-type="float" office:value="3.395019" calcext:value-type="float">
            <text:p>3.3950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1759033333333" calcext:value-type="float">
            <text:p>2.21759</text:p>
          </table:table-cell>
          <table:table-cell office:value-type="float" office:value="2.42387033333333" calcext:value-type="float">
            <text:p>2.42387</text:p>
          </table:table-cell>
          <table:table-cell office:value-type="float" office:value="3.926621" calcext:value-type="float">
            <text:p>3.9266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176083333333" calcext:value-type="float">
            <text:p>2.21176</text:p>
          </table:table-cell>
          <table:table-cell office:value-type="float" office:value="2.19706208333333" calcext:value-type="float">
            <text:p>2.19706</text:p>
          </table:table-cell>
          <table:table-cell office:value-type="float" office:value="2.908139" calcext:value-type="float">
            <text:p>2.9081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097608333333" calcext:value-type="float">
            <text:p>2.21098</text:p>
          </table:table-cell>
          <table:table-cell office:value-type="float" office:value="2.30007483333333" calcext:value-type="float">
            <text:p>2.30007</text:p>
          </table:table-cell>
          <table:table-cell office:value-type="float" office:value="3.466331" calcext:value-type="float">
            <text:p>3.4663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100685" calcext:value-type="float">
            <text:p>2.21007</text:p>
          </table:table-cell>
          <table:table-cell office:value-type="float" office:value="2.27587725" calcext:value-type="float">
            <text:p>2.27588</text:p>
          </table:table-cell>
          <table:table-cell office:value-type="float" office:value="3.147774" calcext:value-type="float">
            <text:p>3.1477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7759" calcext:value-type="float">
            <text:p>2.20776</text:p>
          </table:table-cell>
          <table:table-cell office:value-type="float" office:value="2.2519115" calcext:value-type="float">
            <text:p>2.25191</text:p>
          </table:table-cell>
          <table:table-cell office:value-type="float" office:value="3.357819" calcext:value-type="float">
            <text:p>3.3578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9347883333333" calcext:value-type="float">
            <text:p>2.19348</text:p>
          </table:table-cell>
          <table:table-cell office:value-type="float" office:value="2.196623" calcext:value-type="float">
            <text:p>2.19662</text:p>
          </table:table-cell>
          <table:table-cell office:value-type="float" office:value="2.818801" calcext:value-type="float">
            <text:p>2.818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830891666667" calcext:value-type="float">
            <text:p>2.18831</text:p>
          </table:table-cell>
          <table:table-cell office:value-type="float" office:value="2.37071475" calcext:value-type="float">
            <text:p>2.37071</text:p>
          </table:table-cell>
          <table:table-cell office:value-type="float" office:value="3.647003" calcext:value-type="float">
            <text:p>3.64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382183333333" calcext:value-type="float">
            <text:p>2.18382</text:p>
          </table:table-cell>
          <table:table-cell office:value-type="float" office:value="2.28980725" calcext:value-type="float">
            <text:p>2.28981</text:p>
          </table:table-cell>
          <table:table-cell office:value-type="float" office:value="3.126397" calcext:value-type="float">
            <text:p>3.126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347266666667" calcext:value-type="float">
            <text:p>2.18347</text:p>
          </table:table-cell>
          <table:table-cell office:value-type="float" office:value="2.31638683333333" calcext:value-type="float">
            <text:p>2.31639</text:p>
          </table:table-cell>
          <table:table-cell office:value-type="float" office:value="3.629301" calcext:value-type="float">
            <text:p>3.629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67703" calcext:value-type="float">
            <text:p>2.1677</text:p>
          </table:table-cell>
          <table:table-cell office:value-type="float" office:value="2.25407925" calcext:value-type="float">
            <text:p>2.25408</text:p>
          </table:table-cell>
          <table:table-cell office:value-type="float" office:value="3.126123" calcext:value-type="float">
            <text:p>3.1261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3471866666667" calcext:value-type="float">
            <text:p>2.13472</text:p>
          </table:table-cell>
          <table:table-cell office:value-type="float" office:value="2.29429283333333" calcext:value-type="float">
            <text:p>2.29429</text:p>
          </table:table-cell>
          <table:table-cell office:value-type="float" office:value="2.684571" calcext:value-type="float">
            <text:p>2.6845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25465041666667" calcext:value-type="float">
            <text:p>2.25465</text:p>
          </table:table-cell>
          <table:table-cell office:value-type="float" office:value="2.30748083333333" calcext:value-type="float">
            <text:p>2.30748</text:p>
          </table:table-cell>
          <table:table-cell office:value-type="float" office:value="3.248358" calcext:value-type="float">
            <text:p>3.2483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S16:.BS30])" office:value-type="float" office:value="2.21276496666667" calcext:value-type="float">
            <text:p>2.21276</text:p>
          </table:table-cell>
          <table:table-cell table:formula="of:=AVERAGE([.BT16:.BT30])" office:value-type="float" office:value="2.30960343888889" calcext:value-type="float">
            <text:p>2.3096</text:p>
          </table:table-cell>
          <table:table-cell table:formula="of:=AVERAGE([.BU16:.BU30])" office:value-type="float" office:value="3.48865766666667" calcext:value-type="float">
            <text:p>3.488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270275" calcext:value-type="float">
            <text:p>2.2527</text:p>
          </table:table-cell>
          <table:table-cell office:value-type="float" office:value="2.34762816666667" calcext:value-type="float">
            <text:p>2.34763</text:p>
          </table:table-cell>
          <table:table-cell office:value-type="float" office:value="3.91058" calcext:value-type="float">
            <text:p>3.9105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S16:.BS20])" office:value-type="float" office:value="2.24113768333333" calcext:value-type="float">
            <text:p>2.24114</text:p>
          </table:table-cell>
          <table:table-cell table:formula="of:=AVERAGE([.BT16:.BT20])" office:value-type="float" office:value="2.29763385" calcext:value-type="float">
            <text:p>2.29763</text:p>
          </table:table-cell>
          <table:table-cell table:formula="of:=AVERAGE([.BU16:.BU20])" office:value-type="float" office:value="3.5632036" calcext:value-type="float">
            <text:p>3.563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581625" calcext:value-type="float">
            <text:p>2.23582</text:p>
          </table:table-cell>
          <table:table-cell office:value-type="float" office:value="2.29216541666667" calcext:value-type="float">
            <text:p>2.29217</text:p>
          </table:table-cell>
          <table:table-cell office:value-type="float" office:value="3.730919" calcext:value-type="float">
            <text:p>3.7309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3145133333333" calcext:value-type="float">
            <text:p>2.23145</text:p>
          </table:table-cell>
          <table:table-cell office:value-type="float" office:value="2.23505091666667" calcext:value-type="float">
            <text:p>2.23505</text:p>
          </table:table-cell>
          <table:table-cell office:value-type="float" office:value="3.224961" calcext:value-type="float">
            <text:p>3.2249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106766666667" calcext:value-type="float">
            <text:p>2.23107</text:p>
          </table:table-cell>
          <table:table-cell office:value-type="float" office:value="2.30584391666667" calcext:value-type="float">
            <text:p>2.30584</text:p>
          </table:table-cell>
          <table:table-cell office:value-type="float" office:value="3.7012" calcext:value-type="float">
            <text:p>3.701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940716666667" calcext:value-type="float">
            <text:p>2.22941</text:p>
          </table:table-cell>
          <table:table-cell office:value-type="float" office:value="2.38668675" calcext:value-type="float">
            <text:p>2.38669</text:p>
          </table:table-cell>
          <table:table-cell office:value-type="float" office:value="4.283171" calcext:value-type="float">
            <text:p>4.2831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2634066666667" calcext:value-type="float">
            <text:p>2.22634</text:p>
          </table:table-cell>
          <table:table-cell office:value-type="float" office:value="2.33216566666667" calcext:value-type="float">
            <text:p>2.33217</text:p>
          </table:table-cell>
          <table:table-cell office:value-type="float" office:value="3.251746" calcext:value-type="float">
            <text:p>3.2517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416875" calcext:value-type="float">
            <text:p>2.22417</text:p>
          </table:table-cell>
          <table:table-cell office:value-type="float" office:value="2.30982416666667" calcext:value-type="float">
            <text:p>2.30982</text:p>
          </table:table-cell>
          <table:table-cell office:value-type="float" office:value="3.472844" calcext:value-type="float">
            <text:p>3.4728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1901941666667" calcext:value-type="float">
            <text:p>2.21902</text:p>
          </table:table-cell>
          <table:table-cell office:value-type="float" office:value="2.24363358333333" calcext:value-type="float">
            <text:p>2.24363</text:p>
          </table:table-cell>
          <table:table-cell office:value-type="float" office:value="3.165885" calcext:value-type="float">
            <text:p>3.1658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1670841666667" calcext:value-type="float">
            <text:p>2.21671</text:p>
          </table:table-cell>
          <table:table-cell office:value-type="float" office:value="2.4484955" calcext:value-type="float">
            <text:p>2.4485</text:p>
          </table:table-cell>
          <table:table-cell office:value-type="float" office:value="4.203299" calcext:value-type="float">
            <text:p>4.203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077175" calcext:value-type="float">
            <text:p>2.19077</text:p>
          </table:table-cell>
          <table:table-cell office:value-type="float" office:value="2.29045508333333" calcext:value-type="float">
            <text:p>2.29046</text:p>
          </table:table-cell>
          <table:table-cell office:value-type="float" office:value="3.518041" calcext:value-type="float">
            <text:p>3.5180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8455958333333" calcext:value-type="float">
            <text:p>2.18456</text:p>
          </table:table-cell>
          <table:table-cell office:value-type="float" office:value="2.29092708333333" calcext:value-type="float">
            <text:p>2.29093</text:p>
          </table:table-cell>
          <table:table-cell office:value-type="float" office:value="3.507536" calcext:value-type="float">
            <text:p>3.5075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16915683333333" calcext:value-type="float">
            <text:p>2.16916</text:p>
          </table:table-cell>
          <table:table-cell office:value-type="float" office:value="2.34761433333333" calcext:value-type="float">
            <text:p>2.34761</text:p>
          </table:table-cell>
          <table:table-cell office:value-type="float" office:value="3.108449" calcext:value-type="float">
            <text:p>3.1084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6600575" calcext:value-type="float">
            <text:p>2.16601</text:p>
          </table:table-cell>
          <table:table-cell office:value-type="float" office:value="2.17146158333333" calcext:value-type="float">
            <text:p>2.17146</text:p>
          </table:table-cell>
          <table:table-cell office:value-type="float" office:value="2.793319" calcext:value-type="float">
            <text:p>2.7933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5964775" calcext:value-type="float">
            <text:p>2.15965</text:p>
          </table:table-cell>
          <table:table-cell office:value-type="float" office:value="2.33461858333333" calcext:value-type="float">
            <text:p>2.33462</text:p>
          </table:table-cell>
          <table:table-cell office:value-type="float" office:value="3.209557" calcext:value-type="float">
            <text:p>3.2095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584605" calcext:value-type="float">
            <text:p>2.35846</text:p>
          </table:table-cell>
          <table:table-cell office:value-type="float" office:value="2.5325155" calcext:value-type="float">
            <text:p>2.53252</text:p>
          </table:table-cell>
          <table:table-cell office:value-type="float" office:value="4.817436" calcext:value-type="float">
            <text:p>4.8174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S31:.BS45])" office:value-type="float" office:value="2.22907966666667" calcext:value-type="float">
            <text:p>2.22908</text:p>
          </table:table-cell>
          <table:table-cell table:formula="of:=AVERAGE([.BT31:.BT45])" office:value-type="float" office:value="2.29514511111111" calcext:value-type="float">
            <text:p>2.29515</text:p>
          </table:table-cell>
          <table:table-cell table:formula="of:=AVERAGE([.BU31:.BU45])" office:value-type="float" office:value="3.52800813333333" calcext:value-type="float">
            <text:p>3.5280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18433" calcext:value-type="float">
            <text:p>2.31843</text:p>
          </table:table-cell>
          <table:table-cell office:value-type="float" office:value="2.30409841666667" calcext:value-type="float">
            <text:p>2.3041</text:p>
          </table:table-cell>
          <table:table-cell office:value-type="float" office:value="3.984962" calcext:value-type="float">
            <text:p>3.9849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S31:.BS35])" office:value-type="float" office:value="2.29895295" calcext:value-type="float">
            <text:p>2.29895</text:p>
          </table:table-cell>
          <table:table-cell table:formula="of:=AVERAGE([.BT31:.BT35])" office:value-type="float" office:value="2.3824362" calcext:value-type="float">
            <text:p>2.38244</text:p>
          </table:table-cell>
          <table:table-cell table:formula="of:=AVERAGE([.BU31:.BU35])" office:value-type="float" office:value="4.1039694" calcext:value-type="float">
            <text:p>4.103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119791666667" calcext:value-type="float">
            <text:p>2.2912</text:p>
          </table:table-cell>
          <table:table-cell office:value-type="float" office:value="2.38008416666667" calcext:value-type="float">
            <text:p>2.38008</text:p>
          </table:table-cell>
          <table:table-cell office:value-type="float" office:value="4.251058" calcext:value-type="float">
            <text:p>4.2510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77086" calcext:value-type="float">
            <text:p>2.27709</text:p>
          </table:table-cell>
          <table:table-cell office:value-type="float" office:value="2.37708725" calcext:value-type="float">
            <text:p>2.37709</text:p>
          </table:table-cell>
          <table:table-cell office:value-type="float" office:value="3.905829" calcext:value-type="float">
            <text:p>3.9058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4958733333333" calcext:value-type="float">
            <text:p>2.24959</text:p>
          </table:table-cell>
          <table:table-cell office:value-type="float" office:value="2.31839566666667" calcext:value-type="float">
            <text:p>2.3184</text:p>
          </table:table-cell>
          <table:table-cell office:value-type="float" office:value="3.560562" calcext:value-type="float">
            <text:p>3.5605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43001" calcext:value-type="float">
            <text:p>2.243</text:p>
          </table:table-cell>
          <table:table-cell office:value-type="float" office:value="2.36334016666667" calcext:value-type="float">
            <text:p>2.36334</text:p>
          </table:table-cell>
          <table:table-cell office:value-type="float" office:value="3.757154" calcext:value-type="float">
            <text:p>3.7571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40475" calcext:value-type="float">
            <text:p>2.22405</text:p>
          </table:table-cell>
          <table:table-cell office:value-type="float" office:value="2.28969291666667" calcext:value-type="float">
            <text:p>2.28969</text:p>
          </table:table-cell>
          <table:table-cell office:value-type="float" office:value="3.363539" calcext:value-type="float">
            <text:p>3.3635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2353366666667" calcext:value-type="float">
            <text:p>2.22353</text:p>
          </table:table-cell>
          <table:table-cell office:value-type="float" office:value="2.14489783333333" calcext:value-type="float">
            <text:p>2.1449</text:p>
          </table:table-cell>
          <table:table-cell office:value-type="float" office:value="2.989395" calcext:value-type="float">
            <text:p>2.989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1600766666667" calcext:value-type="float">
            <text:p>2.21601</text:p>
          </table:table-cell>
          <table:table-cell office:value-type="float" office:value="2.27976516666667" calcext:value-type="float">
            <text:p>2.27977</text:p>
          </table:table-cell>
          <table:table-cell office:value-type="float" office:value="3.189211" calcext:value-type="float">
            <text:p>3.1892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881283333333" calcext:value-type="float">
            <text:p>2.18881</text:p>
          </table:table-cell>
          <table:table-cell office:value-type="float" office:value="2.20900991666667" calcext:value-type="float">
            <text:p>2.20901</text:p>
          </table:table-cell>
          <table:table-cell office:value-type="float" office:value="3.191055" calcext:value-type="float">
            <text:p>3.1910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8397775" calcext:value-type="float">
            <text:p>2.18398</text:p>
          </table:table-cell>
          <table:table-cell office:value-type="float" office:value="2.2820465" calcext:value-type="float">
            <text:p>2.28205</text:p>
          </table:table-cell>
          <table:table-cell office:value-type="float" office:value="3.565869" calcext:value-type="float">
            <text:p>3.5658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8185525" calcext:value-type="float">
            <text:p>2.18186</text:p>
          </table:table-cell>
          <table:table-cell office:value-type="float" office:value="2.23650025" calcext:value-type="float">
            <text:p>2.2365</text:p>
          </table:table-cell>
          <table:table-cell office:value-type="float" office:value="3.376593" calcext:value-type="float">
            <text:p>3.3765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6208058333333" calcext:value-type="float">
            <text:p>2.16208</text:p>
          </table:table-cell>
          <table:table-cell office:value-type="float" office:value="2.30188766666667" calcext:value-type="float">
            <text:p>2.30189</text:p>
          </table:table-cell>
          <table:table-cell office:value-type="float" office:value="3.164022" calcext:value-type="float">
            <text:p>3.1640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6082016666667" calcext:value-type="float">
            <text:p>2.16082</text:p>
          </table:table-cell>
          <table:table-cell office:value-type="float" office:value="2.24454391666667" calcext:value-type="float">
            <text:p>2.24454</text:p>
          </table:table-cell>
          <table:table-cell office:value-type="float" office:value="2.710753" calcext:value-type="float">
            <text:p>2.7107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15729383333333" calcext:value-type="float">
            <text:p>2.15729</text:p>
          </table:table-cell>
          <table:table-cell office:value-type="float" office:value="2.16331133333333" calcext:value-type="float">
            <text:p>2.16331</text:p>
          </table:table-cell>
          <table:table-cell office:value-type="float" office:value="3.092684" calcext:value-type="float">
            <text:p>3.0926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31942675" calcext:value-type="float">
            <text:p>2.31943</text:p>
          </table:table-cell>
          <table:table-cell office:value-type="float" office:value="2.48062466666667" calcext:value-type="float">
            <text:p>2.48062</text:p>
          </table:table-cell>
          <table:table-cell office:value-type="float" office:value="4.367798" calcext:value-type="float">
            <text:p>4.367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S46:.BS60])" office:value-type="float" office:value="2.22051137222222" calcext:value-type="float">
            <text:p>2.22051</text:p>
          </table:table-cell>
          <table:table-cell table:formula="of:=AVERAGE([.BT46:.BT60])" office:value-type="float" office:value="2.28550978888889" calcext:value-type="float">
            <text:p>2.28551</text:p>
          </table:table-cell>
          <table:table-cell table:formula="of:=AVERAGE([.BU46:.BU60])" office:value-type="float" office:value="3.42761733333333" calcext:value-type="float">
            <text:p>3.4276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674283333333" calcext:value-type="float">
            <text:p>2.18674</text:p>
          </table:table-cell>
          <table:table-cell office:value-type="float" office:value="2.33517116666667" calcext:value-type="float">
            <text:p>2.33517</text:p>
          </table:table-cell>
          <table:table-cell office:value-type="float" office:value="3.646128" calcext:value-type="float">
            <text:p>3.6461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S46:.BS50])" office:value-type="float" office:value="2.23454796666667" calcext:value-type="float">
            <text:p>2.23455</text:p>
          </table:table-cell>
          <table:table-cell table:formula="of:=AVERAGE([.BT46:.BT50])" office:value-type="float" office:value="2.35741246666667" calcext:value-type="float">
            <text:p>2.35741</text:p>
          </table:table-cell>
          <table:table-cell table:formula="of:=AVERAGE([.BU46:.BU50])" office:value-type="float" office:value="3.6549124" calcext:value-type="float">
            <text:p>3.654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.22690466666667" calcext:value-type="float">
            <text:p>2.2269</text:p>
          </table:table-cell>
          <table:table-cell office:value-type="float" office:value="2.3351255" calcext:value-type="float">
            <text:p>2.33513</text:p>
          </table:table-cell>
          <table:table-cell office:value-type="float" office:value="3.593021" calcext:value-type="float">
            <text:p>3.5930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23841316666667" calcext:value-type="float">
            <text:p>2.23841</text:p>
          </table:table-cell>
          <table:table-cell office:value-type="float" office:value="2.31986066666667" calcext:value-type="float">
            <text:p>2.31986</text:p>
          </table:table-cell>
          <table:table-cell office:value-type="float" office:value="3.376024" calcext:value-type="float">
            <text:p>3.3760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0125241666667" calcext:value-type="float">
            <text:p>2.20125</text:p>
          </table:table-cell>
          <table:table-cell office:value-type="float" office:value="2.31628033333333" calcext:value-type="float">
            <text:p>2.31628</text:p>
          </table:table-cell>
          <table:table-cell office:value-type="float" office:value="3.291591" calcext:value-type="float">
            <text:p>3.2915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458658333333" calcext:value-type="float">
            <text:p>2.23459</text:p>
          </table:table-cell>
          <table:table-cell office:value-type="float" office:value="2.30209325" calcext:value-type="float">
            <text:p>2.30209</text:p>
          </table:table-cell>
          <table:table-cell office:value-type="float" office:value="4.059409" calcext:value-type="float">
            <text:p>4.0594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026725" calcext:value-type="float">
            <text:p>2.22027</text:p>
          </table:table-cell>
          <table:table-cell office:value-type="float" office:value="2.29984975" calcext:value-type="float">
            <text:p>2.29985</text:p>
          </table:table-cell>
          <table:table-cell office:value-type="float" office:value="3.36297" calcext:value-type="float">
            <text:p>3.3629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6838" calcext:value-type="float">
            <text:p>2.21684</text:p>
          </table:table-cell>
          <table:table-cell office:value-type="float" office:value="2.28978591666667" calcext:value-type="float">
            <text:p>2.28979</text:p>
          </table:table-cell>
          <table:table-cell office:value-type="float" office:value="3.083135" calcext:value-type="float">
            <text:p>3.0831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758158333333" calcext:value-type="float">
            <text:p>2.22758</text:p>
          </table:table-cell>
          <table:table-cell office:value-type="float" office:value="2.2883195" calcext:value-type="float">
            <text:p>2.28832</text:p>
          </table:table-cell>
          <table:table-cell office:value-type="float" office:value="3.344968" calcext:value-type="float">
            <text:p>3.3449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9896" calcext:value-type="float">
            <text:p>2.2299</text:p>
          </table:table-cell>
          <table:table-cell office:value-type="float" office:value="2.26007225" calcext:value-type="float">
            <text:p>2.26007</text:p>
          </table:table-cell>
          <table:table-cell office:value-type="float" office:value="3.11472" calcext:value-type="float">
            <text:p>3.1147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771133333333" calcext:value-type="float">
            <text:p>2.19771</text:p>
          </table:table-cell>
          <table:table-cell office:value-type="float" office:value="2.25621758333333" calcext:value-type="float">
            <text:p>2.25622</text:p>
          </table:table-cell>
          <table:table-cell office:value-type="float" office:value="3.552632" calcext:value-type="float">
            <text:p>3.5526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6221525" calcext:value-type="float">
            <text:p>2.16222</text:p>
          </table:table-cell>
          <table:table-cell office:value-type="float" office:value="2.23433691666667" calcext:value-type="float">
            <text:p>2.23434</text:p>
          </table:table-cell>
          <table:table-cell office:value-type="float" office:value="3.214994" calcext:value-type="float">
            <text:p>3.2149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405205" calcext:value-type="float">
            <text:p>2.24052</text:p>
          </table:table-cell>
          <table:table-cell office:value-type="float" office:value="2.221123" calcext:value-type="float">
            <text:p>2.22112</text:p>
          </table:table-cell>
          <table:table-cell office:value-type="float" office:value="2.928126" calcext:value-type="float">
            <text:p>2.9281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7562183333333" calcext:value-type="float">
            <text:p>2.17562</text:p>
          </table:table-cell>
          <table:table-cell office:value-type="float" office:value="2.18690308333333" calcext:value-type="float">
            <text:p>2.1869</text:p>
          </table:table-cell>
          <table:table-cell office:value-type="float" office:value="3.367073" calcext:value-type="float">
            <text:p>3.3670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2969241666667" calcext:value-type="float">
            <text:p>2.22969</text:p>
          </table:table-cell>
          <table:table-cell office:value-type="float" office:value="2.15688325" calcext:value-type="float">
            <text:p>2.15688</text:p>
          </table:table-cell>
          <table:table-cell office:value-type="float" office:value="3.111671" calcext:value-type="float">
            <text:p>3.1116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SUM([.A1:.A5])" office:value-type="float" office:value="1" calcext:value-type="float">
            <text:p>1</text:p>
          </table:table-cell>
          <table:table-cell table:formula="of:=SUM([.B1:.B5])" office:value-type="float" office:value="2" calcext:value-type="float">
            <text:p>2</text:p>
          </table:table-cell>
          <table:table-cell table:formula="of:=SUM([.C1:.C5])" office:value-type="float" office:value="1" calcext:value-type="float">
            <text:p>1</text:p>
          </table:table-cell>
          <table:table-cell table:formula="of:=SUM([.D1:.D5])" office:value-type="float" office:value="4" calcext:value-type="float">
            <text:p>4</text:p>
          </table:table-cell>
          <table:table-cell table:formula="of:=SUM([.E1:.E5])" office:value-type="float" office:value="3" calcext:value-type="float">
            <text:p>3</text:p>
          </table:table-cell>
          <table:table-cell table:formula="of:=SUM([.F1:.F5])" office:value-type="float" office:value="3" calcext:value-type="float">
            <text:p>3</text:p>
          </table:table-cell>
          <table:table-cell table:formula="of:=SUM([.G1:.G5])" office:value-type="float" office:value="3" calcext:value-type="float">
            <text:p>3</text:p>
          </table:table-cell>
          <table:table-cell table:formula="of:=SUM([.H1:.H5])" office:value-type="float" office:value="4" calcext:value-type="float">
            <text:p>4</text:p>
          </table:table-cell>
          <table:table-cell table:formula="of:=SUM([.I1:.I5])" office:value-type="float" office:value="3" calcext:value-type="float">
            <text:p>3</text:p>
          </table:table-cell>
          <table:table-cell table:formula="of:=SUM([.J1:.J5])" office:value-type="float" office:value="2" calcext:value-type="float">
            <text:p>2</text:p>
          </table:table-cell>
          <table:table-cell table:formula="of:=SUM([.K1:.K5])" office:value-type="float" office:value="2" calcext:value-type="float">
            <text:p>2</text:p>
          </table:table-cell>
          <table:table-cell table:formula="of:=SUM([.L1:.L5])" office:value-type="float" office:value="2" calcext:value-type="float">
            <text:p>2</text:p>
          </table:table-cell>
          <table:table-cell table:formula="of:=SUM([.M1:.M5])" office:value-type="float" office:value="1" calcext:value-type="float">
            <text:p>1</text:p>
          </table:table-cell>
          <table:table-cell table:formula="of:=SUM([.N1:.N5])" office:value-type="float" office:value="3" calcext:value-type="float">
            <text:p>3</text:p>
          </table:table-cell>
          <table:table-cell table:formula="of:=SUM([.O1:.O5])" office:value-type="float" office:value="2" calcext:value-type="float">
            <text:p>2</text:p>
          </table:table-cell>
          <table:table-cell table:formula="of:=SUM([.P1:.P5])" office:value-type="float" office:value="4" calcext:value-type="float">
            <text:p>4</text:p>
          </table:table-cell>
          <table:table-cell table:formula="of:=SUM([.Q1:.Q5])" office:value-type="float" office:value="4" calcext:value-type="float">
            <text:p>4</text:p>
          </table:table-cell>
          <table:table-cell table:formula="of:=SUM([.R1:.R5])" office:value-type="float" office:value="3" calcext:value-type="float">
            <text:p>3</text:p>
          </table:table-cell>
          <table:table-cell table:formula="of:=SUM([.S1:.S5])" office:value-type="float" office:value="2" calcext:value-type="float">
            <text:p>2</text:p>
          </table:table-cell>
          <table:table-cell table:formula="of:=SUM([.T1:.T5])" office:value-type="float" office:value="3" calcext:value-type="float">
            <text:p>3</text:p>
          </table:table-cell>
          <table:table-cell table:formula="of:=SUM([.U1:.U5])" office:value-type="float" office:value="1" calcext:value-type="float">
            <text:p>1</text:p>
          </table:table-cell>
          <table:table-cell table:formula="of:=SUM([.V1:.V5])" office:value-type="float" office:value="4" calcext:value-type="float">
            <text:p>4</text:p>
          </table:table-cell>
          <table:table-cell table:formula="of:=SUM([.W1:.W5])" office:value-type="float" office:value="3" calcext:value-type="float">
            <text:p>3</text:p>
          </table:table-cell>
          <table:table-cell table:formula="of:=SUM([.X1:.X5])" office:value-type="float" office:value="2" calcext:value-type="float">
            <text:p>2</text:p>
          </table:table-cell>
          <table:table-cell table:formula="of:=SUM([.Y1:.Y5])" office:value-type="float" office:value="2" calcext:value-type="float">
            <text:p>2</text:p>
          </table:table-cell>
          <table:table-cell table:formula="of:=SUM([.Z1:.Z5])" office:value-type="float" office:value="3" calcext:value-type="float">
            <text:p>3</text:p>
          </table:table-cell>
          <table:table-cell table:formula="of:=SUM([.AA1:.AA5])" office:value-type="float" office:value="5" calcext:value-type="float">
            <text:p>5</text:p>
          </table:table-cell>
          <table:table-cell table:formula="of:=SUM([.AB1:.AB5])" office:value-type="float" office:value="4" calcext:value-type="float">
            <text:p>4</text:p>
          </table:table-cell>
          <table:table-cell table:formula="of:=SUM([.AC1:.AC5])" office:value-type="float" office:value="3" calcext:value-type="float">
            <text:p>3</text:p>
          </table:table-cell>
          <table:table-cell table:formula="of:=SUM([.AD1:.AD5])" office:value-type="float" office:value="3" calcext:value-type="float">
            <text:p>3</text:p>
          </table:table-cell>
          <table:table-cell table:formula="of:=SUM([.AE1:.AE5])" office:value-type="float" office:value="3" calcext:value-type="float">
            <text:p>3</text:p>
          </table:table-cell>
          <table:table-cell table:formula="of:=SUM([.AF1:.AF5])" office:value-type="float" office:value="4" calcext:value-type="float">
            <text:p>4</text:p>
          </table:table-cell>
          <table:table-cell table:formula="of:=SUM([.AG1:.AG5])" office:value-type="float" office:value="1" calcext:value-type="float">
            <text:p>1</text:p>
          </table:table-cell>
          <table:table-cell table:formula="of:=SUM([.AH1:.AH5])" office:value-type="float" office:value="2" calcext:value-type="float">
            <text:p>2</text:p>
          </table:table-cell>
          <table:table-cell table:formula="of:=SUM([.AI1:.AI5])" office:value-type="float" office:value="3" calcext:value-type="float">
            <text:p>3</text:p>
          </table:table-cell>
          <table:table-cell table:formula="of:=SUM([.AJ1:.AJ5])" office:value-type="float" office:value="5" calcext:value-type="float">
            <text:p>5</text:p>
          </table:table-cell>
          <table:table-cell table:formula="of:=SUM([.AK1:.AK5])" office:value-type="float" office:value="4" calcext:value-type="float">
            <text:p>4</text:p>
          </table:table-cell>
          <table:table-cell table:formula="of:=SUM([.AL1:.AL5])" office:value-type="float" office:value="2" calcext:value-type="float">
            <text:p>2</text:p>
          </table:table-cell>
          <table:table-cell table:formula="of:=SUM([.AM1:.AM5])" office:value-type="float" office:value="2" calcext:value-type="float">
            <text:p>2</text:p>
          </table:table-cell>
          <table:table-cell table:formula="of:=SUM([.AN1:.AN5])" office:value-type="float" office:value="2" calcext:value-type="float">
            <text:p>2</text:p>
          </table:table-cell>
          <table:table-cell table:formula="of:=SUM([.AO1:.AO5])" office:value-type="float" office:value="2" calcext:value-type="float">
            <text:p>2</text:p>
          </table:table-cell>
          <table:table-cell table:formula="of:=SUM([.AP1:.AP5])" office:value-type="float" office:value="1" calcext:value-type="float">
            <text:p>1</text:p>
          </table:table-cell>
          <table:table-cell table:formula="of:=SUM([.AQ1:.AQ5])" office:value-type="float" office:value="2" calcext:value-type="float">
            <text:p>2</text:p>
          </table:table-cell>
          <table:table-cell table:formula="of:=SUM([.AR1:.AR5])" office:value-type="float" office:value="3" calcext:value-type="float">
            <text:p>3</text:p>
          </table:table-cell>
          <table:table-cell table:formula="of:=SUM([.AS1:.AS5])" office:value-type="float" office:value="0" calcext:value-type="float">
            <text:p>0</text:p>
          </table:table-cell>
          <table:table-cell table:formula="of:=SUM([.AT1:.AT5])" office:value-type="float" office:value="4" calcext:value-type="float">
            <text:p>4</text:p>
          </table:table-cell>
          <table:table-cell table:formula="of:=SUM([.AU1:.AU5])" office:value-type="float" office:value="1" calcext:value-type="float">
            <text:p>1</text:p>
          </table:table-cell>
          <table:table-cell table:formula="of:=SUM([.AV1:.AV5])" office:value-type="float" office:value="2" calcext:value-type="float">
            <text:p>2</text:p>
          </table:table-cell>
          <table:table-cell table:formula="of:=SUM([.AW1:.AW5])" office:value-type="float" office:value="4" calcext:value-type="float">
            <text:p>4</text:p>
          </table:table-cell>
          <table:table-cell table:formula="of:=SUM([.AX1:.AX5])" office:value-type="float" office:value="1" calcext:value-type="float">
            <text:p>1</text:p>
          </table:table-cell>
          <table:table-cell table:formula="of:=SUM([.AY1:.AY5])" office:value-type="float" office:value="4" calcext:value-type="float">
            <text:p>4</text:p>
          </table:table-cell>
          <table:table-cell table:formula="of:=SUM([.AZ1:.AZ5])" office:value-type="float" office:value="3" calcext:value-type="float">
            <text:p>3</text:p>
          </table:table-cell>
          <table:table-cell table:formula="of:=SUM([.BA1:.BA5])" office:value-type="float" office:value="1" calcext:value-type="float">
            <text:p>1</text:p>
          </table:table-cell>
          <table:table-cell table:formula="of:=SUM([.BB1:.BB5])" office:value-type="float" office:value="1" calcext:value-type="float">
            <text:p>1</text:p>
          </table:table-cell>
          <table:table-cell table:formula="of:=SUM([.BC1:.BC5])" office:value-type="float" office:value="2" calcext:value-type="float">
            <text:p>2</text:p>
          </table:table-cell>
          <table:table-cell table:formula="of:=SUM([.BD1:.BD5])" office:value-type="float" office:value="4" calcext:value-type="float">
            <text:p>4</text:p>
          </table:table-cell>
          <table:table-cell table:formula="of:=SUM([.BE1:.BE5])" office:value-type="float" office:value="3" calcext:value-type="float">
            <text:p>3</text:p>
          </table:table-cell>
          <table:table-cell table:formula="of:=SUM([.BF1:.BF5])" office:value-type="float" office:value="2" calcext:value-type="float">
            <text:p>2</text:p>
          </table:table-cell>
          <table:table-cell table:formula="of:=SUM([.BG1:.BG5])" office:value-type="float" office:value="1" calcext:value-type="float">
            <text:p>1</text:p>
          </table:table-cell>
          <table:table-cell table:formula="of:=SUM([.BH1:.BH5])" office:value-type="float" office:value="2" calcext:value-type="float">
            <text:p>2</text:p>
          </table:table-cell>
          <table:table-cell table:formula="of:=SUM([.BI1:.BI5])" office:value-type="float" office:value="2" calcext:value-type="float">
            <text:p>2</text:p>
          </table:table-cell>
          <table:table-cell table:formula="of:=SUM([.BJ1:.BJ5])" office:value-type="float" office:value="3" calcext:value-type="float">
            <text:p>3</text:p>
          </table:table-cell>
          <table:table-cell table:formula="of:=SUM([.BK1:.BK5])" office:value-type="float" office:value="1" calcext:value-type="float">
            <text:p>1</text:p>
          </table:table-cell>
          <table:table-cell table:formula="of:=SUM([.BL1:.BL5])" office:value-type="float" office:value="2" calcext:value-type="float">
            <text:p>2</text:p>
          </table:table-cell>
          <table:table-cell table:formula="of:=SUM([.BM1:.BM5])" office:value-type="float" office:value="1" calcext:value-type="float">
            <text:p>1</text:p>
          </table:table-cell>
          <table:table-cell table:formula="of:=SUM([.BN1:.BN5])" office:value-type="float" office:value="2" calcext:value-type="float">
            <text:p>2</text:p>
          </table:table-cell>
          <table:table-cell table:formula="of:=SUM([.BO1:.BO5])" office:value-type="float" office:value="2" calcext:value-type="float">
            <text:p>2</text:p>
          </table:table-cell>
          <table:table-cell table:formula="of:=SUM([.BP1:.BP5])" office:value-type="float" office:value="4" calcext:value-type="float">
            <text:p>4</text:p>
          </table:table-cell>
          <table:table-cell table:formula="of:=SUM([.BQ1:.BQ5])" office:value-type="float" office:value="2" calcext:value-type="float">
            <text:p>2</text:p>
          </table:table-cell>
          <table:table-cell table:formula="of:=SUM([.BR1:.BR5]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5"/>
        </table:table-row>
      </table:table>
      <table:named-expressions/>
      <table:database-ranges>
        <table:database-range table:name="__Anonymous_Sheet_DB__1" table:target-range-address="Sheet1_2.A1:Sheet1_2.BW63" table:contains-header="false">
          <table:sort>
            <table:sort-by table:field-number="7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4">00/00/0000</text:date>, <text:time style:data-style-name="N2" text:time-value="22:47:45.1013218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4T22:49:40.409727941</dc:date>
    <meta:generator>LibreOffice/4.2.8.2$Linux_X86_64 LibreOffice_project/420m0$Build-2</meta:generator>
    <meta:editing-duration>P0D</meta:editing-duration>
    <meta:editing-cycles>1</meta:editing-cycles>
    <meta:document-statistic meta:table-count="2" meta:cell-count="9316" meta:object-count="0"/>
  </office:meta>
</office:document-meta>
</file>